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2" style:family="graphic" style:parent-style-name="standard">
      <style:graphic-properties svg:stroke-width="0.1cm" draw:fill-color="#8b6914"/>
    </style:style>
    <style:style style:name="gr3" style:family="graphic" style:parent-style-name="standard">
      <style:graphic-properties svg:stroke-width="0.1cm" draw:fill-color="#e0ab27"/>
    </style:style>
  </office:automatic-styles>
  <office:body>
    <office:drawing>
      <draw:page draw:name="page1" draw:style-name="dp1" draw:master-page-name="Default">
        <draw:g>
          <draw:glue-point draw:id="4" svg:x="-5cm" svg:y="-3.256cm"/>
          <draw:glue-point draw:id="5" svg:x="-0.231cm" svg:y="2.705cm"/>
          <draw:glue-point draw:id="6" svg:x="-0.24cm" svg:y="3.345cm"/>
          <draw:glue-point draw:id="7" svg:x="-1.154cm" svg:y="3.349cm"/>
          <draw:glue-point draw:id="8" svg:x="-1.154cm" svg:y="3.679cm"/>
          <draw:glue-point draw:id="9" svg:x="-0.231cm" svg:y="3.679cm"/>
          <draw:glue-point draw:id="10" svg:x="-0.231cm" svg:y="5cm"/>
          <draw:glue-point draw:id="11" svg:x="-2.615cm" svg:y="-0.276cm"/>
          <draw:glue-point draw:id="12" svg:x="-0.236cm" svg:y="3.025cm"/>
          <draw:glue-point draw:id="13" svg:x="-0.697cm" svg:y="3.347cm"/>
          <draw:glue-point draw:id="14" svg:x="-1.154cm" svg:y="3.514cm"/>
          <draw:glue-point draw:id="15" svg:x="-0.692cm" svg:y="3.679cm"/>
          <draw:glue-point draw:id="16" svg:x="-0.231cm" svg:y="4.34cm"/>
          <draw:glue-point draw:id="17" svg:x="5cm" svg:y="-3.256cm"/>
          <draw:glue-point draw:id="18" svg:x="0.231cm" svg:y="2.688cm"/>
          <draw:glue-point draw:id="19" svg:x="0.221cm" svg:y="3.345cm"/>
          <draw:glue-point draw:id="20" svg:x="1.154cm" svg:y="3.349cm"/>
          <draw:glue-point draw:id="21" svg:x="1.154cm" svg:y="3.679cm"/>
          <draw:glue-point draw:id="22" svg:x="0.26cm" svg:y="3.683cm"/>
          <draw:glue-point draw:id="23" svg:x="0.231cm" svg:y="5cm"/>
          <draw:glue-point draw:id="24" svg:x="2.615cm" svg:y="-0.284cm"/>
          <draw:glue-point draw:id="25" svg:x="0.226cm" svg:y="3.017cm"/>
          <draw:glue-point draw:id="26" svg:x="0.687cm" svg:y="3.347cm"/>
          <draw:glue-point draw:id="27" svg:x="1.154cm" svg:y="3.514cm"/>
          <draw:glue-point draw:id="28" svg:x="0.707cm" svg:y="3.681cm"/>
          <draw:glue-point draw:id="29" svg:x="0.245cm" svg:y="4.342cm"/>
          <draw:glue-point draw:id="30" svg:x="1.462cm" svg:y="3.679cm"/>
          <draw:glue-point draw:id="31" svg:x="1.615cm" svg:y="3.811cm"/>
          <draw:glue-point draw:id="32" svg:x="1.769cm" svg:y="3.811cm"/>
          <draw:glue-point draw:id="33" svg:x="1.923cm" svg:y="3.679cm"/>
          <draw:glue-point draw:id="34" svg:x="1.923cm" svg:y="3.349cm"/>
          <draw:glue-point draw:id="35" svg:x="1.769cm" svg:y="3.217cm"/>
          <draw:glue-point draw:id="36" svg:x="1.615cm" svg:y="3.217cm"/>
          <draw:glue-point draw:id="37" svg:x="1.462cm" svg:y="3.349cm"/>
          <draw:glue-point draw:id="38" svg:x="1.462cm" svg:y="3.481cm"/>
          <draw:glue-point draw:id="39" svg:x="1.154cm" svg:y="3.481cm"/>
          <draw:glue-point draw:id="40" svg:x="1.154cm" svg:y="3.547cm"/>
          <draw:glue-point draw:id="41" svg:x="1.462cm" svg:y="3.547cm"/>
          <draw:glue-point draw:id="42" svg:x="1.538cm" svg:y="3.745cm"/>
          <draw:glue-point draw:id="43" svg:x="1.692cm" svg:y="3.811cm"/>
          <draw:glue-point draw:id="44" svg:x="1.846cm" svg:y="3.745cm"/>
          <draw:glue-point draw:id="45" svg:x="1.923cm" svg:y="3.514cm"/>
          <draw:glue-point draw:id="46" svg:x="1.846cm" svg:y="3.283cm"/>
          <draw:glue-point draw:id="47" svg:x="1.692cm" svg:y="3.217cm"/>
          <draw:glue-point draw:id="48" svg:x="1.538cm" svg:y="3.283cm"/>
          <draw:glue-point draw:id="49" svg:x="1.462cm" svg:y="3.415cm"/>
          <draw:glue-point draw:id="50" svg:x="1.308cm" svg:y="3.481cm"/>
          <draw:glue-point draw:id="51" svg:x="1.154cm" svg:y="3.514cm"/>
          <draw:glue-point draw:id="52" svg:x="1.308cm" svg:y="3.547cm"/>
          <draw:glue-point draw:id="53" svg:x="-2.794cm" svg:y="-0.513cm"/>
          <draw:glue-point draw:id="54" svg:x="2.781cm" svg:y="-0.513cm"/>
          <draw:glue-point draw:id="55" svg:x="0.226cm" svg:y="2.678cm"/>
          <draw:glue-point draw:id="56" svg:x="0.226cm" svg:y="3.326cm"/>
          <draw:glue-point draw:id="57" svg:x="-0.239cm" svg:y="3.326cm"/>
          <draw:glue-point draw:id="58" svg:x="-0.239cm" svg:y="2.678cm"/>
          <draw:glue-point draw:id="59" svg:x="-0.007cm" svg:y="-0.513cm"/>
          <draw:glue-point draw:id="60" svg:x="1.503cm" svg:y="1.082cm"/>
          <draw:glue-point draw:id="61" svg:x="0.226cm" svg:y="3.002cm"/>
          <draw:glue-point draw:id="62" svg:x="-0.007cm" svg:y="3.326cm"/>
          <draw:glue-point draw:id="63" svg:x="-0.239cm" svg:y="3.002cm"/>
          <draw:glue-point draw:id="64" svg:x="-2.794cm" svg:y="-0.513cm"/>
          <draw:glue-point draw:id="65" svg:x="2.781cm" svg:y="-0.513cm"/>
          <draw:glue-point draw:id="66" svg:x="4.987cm" svg:y="-3.255cm"/>
          <draw:glue-point draw:id="67" svg:x="-5cm" svg:y="-3.255cm"/>
          <draw:glue-point draw:id="68" svg:x="-0.007cm" svg:y="-0.513cm"/>
          <draw:glue-point draw:id="69" svg:x="3.884cm" svg:y="-1.884cm"/>
          <draw:glue-point draw:id="70" svg:x="-0.007cm" svg:y="-3.255cm"/>
          <draw:path draw:style-name="gr1" draw:layer="layout" svg:width="0.859cm" svg:height="0.349cm" svg:x="0cm" svg:y="0cm" svg:viewBox="0 0 860 350" svg:d="m860 350c-45-205-220-350-430-350s-390 145-430 350">
            <text:p/>
          </draw:path>
          <draw:polyline draw:style-name="gr1" draw:layer="layout" svg:width="0.409cm" svg:height="1.651cm" svg:x="0cm" svg:y="0.349cm" svg:viewBox="0 0 410 1652" draw:points="0,0 410,1192 410,1322 330,1322 330,1387 410,1387 410,1652">
            <text:p/>
          </draw:polyline>
          <draw:polyline draw:style-name="gr1" draw:layer="layout" svg:width="0.41cm" svg:height="1.646cm" svg:x="0.448cm" svg:y="0.349cm" svg:viewBox="0 0 411 1647" draw:points="411,0 0,1187 0,1317 80,1317 80,1382 5,1382 5,1647">
            <text:p/>
          </draw:polyline>
          <draw:polygon draw:style-name="gr1" draw:layer="layout" svg:width="0.071cm" svg:height="0.114cm" svg:x="0.528cm" svg:y="1.643cm" svg:viewBox="0 0 72 115" draw:points="25,90 41,115 56,115 72,90 72,25 56,0 41,0 25,25 25,50 0,50 0,65 25,65">
            <text:p/>
          </draw:polygon>
          <draw:polygon draw:style-name="gr2" draw:layer="layout" svg:width="0.479cm" svg:height="0.768cm" svg:x="0.189cm" svg:y="0.897cm" svg:viewBox="0 0 480 769" draw:points="0,0 480,0 260,639 260,769 220,769 220,639">
            <text:p/>
          </draw:polygon>
          <draw:polygon draw:style-name="gr1" draw:layer="layout" svg:width="0.479cm" svg:height="0.768cm" svg:x="0.189cm" svg:y="0.897cm" svg:viewBox="0 0 480 769" draw:points="0,0 480,0 260,639 260,769 220,769 220,639">
            <text:p/>
          </draw:polygon>
          <draw:polygon draw:style-name="gr3" draw:layer="layout" svg:width="0.858cm" svg:height="0.548cm" svg:x="0cm" svg:y="0.349cm" svg:viewBox="0 0 859 549" draw:points="189,549 669,549 859,0 0,0">
            <text:p/>
          </draw:polygon>
          <draw:polygon draw:style-name="gr1" draw:layer="layout" svg:width="0.858cm" svg:height="0.548cm" svg:x="0cm" svg:y="0.349cm" svg:viewBox="0 0 859 549" draw:points="189,549 669,549 859,0 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sep-funnel-two-phases</dc:title>
    <meta:creation-date>2011-02-07T17:16:02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